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20:17:57.5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83</meta:editing-cycles>
    <meta:editing-duration>PT1H30M29S</meta:editing-duration>
    <dc:title>Saison Ekkart</dc:title>
    <dc:date>2015-11-16T20:20:17.508000000</dc:date>
    <dc:creator>Ekkart Kleinod</dc:creator>
    <meta:generator>LibreOffice/5.0.2.2$Windows_X86_64 LibreOffice_project/37b43f919e4de5eeaca9b9755ed688758a8251fe</meta:generator>
    <meta:document-statistic meta:table-count="1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